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size="20pt" fo:font-weight="bold" officeooo:rsid="00197ff4" officeooo:paragraph-rsid="00197ff4" style:font-size-asian="20pt" style:font-weight-asian="bold" style:font-size-complex="20pt" style:font-weight-complex="bold"/>
    </style:style>
    <style:style style:name="P2" style:family="paragraph" style:parent-style-name="Heading_20_2">
      <style:text-properties fo:font-size="18pt" style:text-underline-style="solid" style:text-underline-width="auto" style:text-underline-color="font-color" fo:font-weight="bold" officeooo:rsid="00251df0" officeooo:paragraph-rsid="00251df0" style:font-size-asian="18pt" style:font-weight-asian="bold" style:font-size-complex="18pt" style:font-weight-complex="bold"/>
    </style:style>
    <style:style style:name="P3" style:family="paragraph" style:parent-style-name="Heading_20_2">
      <style:text-properties fo:font-size="16pt" style:font-size-asian="16pt" style:font-size-complex="16pt"/>
    </style:style>
    <style:style style:name="P4" style:family="paragraph" style:parent-style-name="Heading_20_2">
      <style:text-properties fo:font-size="16pt" fo:font-weight="bold" officeooo:rsid="00197ff4" officeooo:paragraph-rsid="00197ff4" style:font-size-asian="16pt" style:font-weight-asian="bold" style:font-size-complex="16pt" style:font-weight-complex="bold"/>
    </style:style>
    <style:style style:name="P5" style:family="paragraph" style:parent-style-name="Heading_20_2">
      <style:text-properties fo:font-size="16pt" fo:font-weight="bold" officeooo:rsid="00251df0" officeooo:paragraph-rsid="00251df0" style:font-size-asian="16pt" style:font-weight-asian="bold" style:font-size-complex="16pt" style:font-weight-complex="bold"/>
    </style:style>
    <style:style style:name="P6" style:family="paragraph" style:parent-style-name="Heading_20_2">
      <style:text-properties fo:font-size="20pt" style:font-size-asian="20pt" style:font-size-complex="20pt"/>
    </style:style>
    <style:style style:name="P7" style:family="paragraph" style:parent-style-name="Heading_20_2">
      <style:text-properties fo:font-size="20pt" fo:font-weight="bold" officeooo:rsid="00197ff4" officeooo:paragraph-rsid="00197ff4" style:font-size-asian="20pt" style:font-weight-asian="bold" style:font-size-complex="20pt" style:font-weight-complex="bold"/>
    </style:style>
    <style:style style:name="P8" style:family="paragraph" style:parent-style-name="Heading_20_3">
      <style:text-properties fo:font-size="16pt" style:font-size-asian="16pt" style:font-size-complex="16pt"/>
    </style:style>
    <style:style style:name="P9" style:family="paragraph" style:parent-style-name="Preformatted_20_Text">
      <style:text-properties fo:font-size="14pt" style:font-size-asian="14pt" style:font-size-complex="14pt"/>
    </style:style>
    <style:style style:name="P10" style:family="paragraph" style:parent-style-name="Preformatted_20_Text">
      <style:text-properties fo:font-size="16pt" style:font-size-asian="16pt" style:font-size-complex="16pt"/>
    </style:style>
    <style:style style:name="P11" style:family="paragraph" style:parent-style-name="Preformatted_20_Text">
      <style:paragraph-properties fo:margin-top="0cm" fo:margin-bottom="0.499cm" loext:contextual-spacing="false"/>
    </style:style>
    <style:style style:name="P12" style:family="paragraph" style:parent-style-name="Preformatted_20_Text">
      <style:paragraph-properties fo:margin-top="0cm" fo:margin-bottom="0.499cm" loext:contextual-spacing="false"/>
      <style:text-properties fo:font-size="14pt" style:font-size-asian="14pt" style:font-size-complex="14pt"/>
    </style:style>
    <style:style style:name="P13" style:family="paragraph" style:parent-style-name="Preformatted_20_Text">
      <style:paragraph-properties fo:margin-top="0cm" fo:margin-bottom="0.499cm" loext:contextual-spacing="false"/>
      <style:text-properties fo:font-size="16pt" style:font-size-asian="16pt" style:font-size-complex="16pt"/>
    </style:style>
    <style:style style:name="P14" style:family="paragraph" style:parent-style-name="Standard">
      <style:text-properties fo:font-size="16pt" fo:font-weight="bold" officeooo:rsid="00251df0" officeooo:paragraph-rsid="00251df0" style:font-size-asian="16pt" style:font-weight-asian="bold" style:font-size-complex="16pt" style:font-weight-complex="bold"/>
    </style:style>
    <style:style style:name="P15" style:family="paragraph" style:parent-style-name="Text_20_body">
      <style:text-properties fo:font-size="16pt" style:font-size-asian="16pt" style:font-size-complex="16pt"/>
    </style:style>
    <style:style style:name="P16" style:family="paragraph" style:parent-style-name="Text_20_body">
      <style:text-properties fo:font-size="16pt" officeooo:rsid="00197ff4" officeooo:paragraph-rsid="00197ff4" style:font-size-asian="16pt" style:font-size-complex="16pt"/>
    </style:style>
    <style:style style:name="P17" style:family="paragraph" style:parent-style-name="Text_20_body">
      <style:text-properties fo:font-size="16pt" fo:font-weight="bold" officeooo:rsid="001ff621" officeooo:paragraph-rsid="001ff621" style:font-size-asian="16pt" style:font-weight-asian="bold" style:font-size-complex="16pt" style:font-weight-complex="bold"/>
    </style:style>
    <style:style style:name="P18" style:family="paragraph" style:parent-style-name="Text_20_body">
      <style:text-properties fo:font-size="16pt" fo:font-weight="bold" officeooo:rsid="0021308b" officeooo:paragraph-rsid="0021308b" style:font-size-asian="16pt" style:font-weight-asian="bold" style:font-size-complex="16pt" style:font-weight-complex="bold"/>
    </style:style>
    <style:style style:name="P19" style:family="paragraph" style:parent-style-name="Text_20_body">
      <style:text-properties fo:font-size="16pt" fo:font-weight="bold" officeooo:rsid="00220c8f" officeooo:paragraph-rsid="00220c8f" style:font-size-asian="16pt" style:font-weight-asian="bold" style:font-size-complex="16pt" style:font-weight-complex="bold"/>
    </style:style>
    <style:style style:name="P20" style:family="paragraph" style:parent-style-name="Text_20_body">
      <style:text-properties fo:font-size="16pt" fo:font-weight="bold" officeooo:rsid="00231375" officeooo:paragraph-rsid="00231375" style:font-size-asian="16pt" style:font-weight-asian="bold" style:font-size-complex="16pt" style:font-weight-complex="bold"/>
    </style:style>
    <style:style style:name="P21" style:family="paragraph" style:parent-style-name="Text_20_body">
      <style:text-properties fo:font-size="16pt" fo:font-weight="bold" officeooo:rsid="002458f1" officeooo:paragraph-rsid="002458f1" style:font-size-asian="16pt" style:font-weight-asian="bold" style:font-size-complex="16pt" style:font-weight-complex="bold"/>
    </style:style>
    <style:style style:name="P22" style:family="paragraph" style:parent-style-name="Text_20_body">
      <style:text-properties fo:font-size="16pt" fo:font-weight="bold" officeooo:rsid="00251df0" officeooo:paragraph-rsid="00251df0" style:font-size-asian="16pt" style:font-weight-asian="bold" style:font-size-complex="16pt" style:font-weight-complex="bold"/>
    </style:style>
    <style:style style:name="P23" style:family="paragraph" style:parent-style-name="Text_20_body">
      <style:text-properties fo:font-size="16pt" fo:font-weight="normal" officeooo:rsid="00197ff4" officeooo:paragraph-rsid="00197ff4" style:font-size-asian="16pt" style:font-weight-asian="normal" style:font-size-complex="16pt" style:font-weight-complex="normal"/>
    </style:style>
    <style:style style:name="P24" style:family="paragraph" style:parent-style-name="Text_20_body">
      <style:text-properties fo:font-size="16pt" fo:font-weight="normal" officeooo:rsid="001ff621" officeooo:paragraph-rsid="001ff621" style:font-size-asian="16pt" style:font-weight-asian="normal" style:font-size-complex="16pt" style:font-weight-complex="normal"/>
    </style:style>
    <style:style style:name="P25" style:family="paragraph" style:parent-style-name="Text_20_body">
      <style:text-properties fo:font-size="16pt" fo:font-weight="normal" officeooo:rsid="0021308b" officeooo:paragraph-rsid="0021308b" style:font-size-asian="16pt" style:font-weight-asian="normal" style:font-size-complex="16pt" style:font-weight-complex="normal"/>
    </style:style>
    <style:style style:name="P26" style:family="paragraph" style:parent-style-name="Text_20_body">
      <style:text-properties fo:font-size="16pt" fo:font-weight="normal" officeooo:rsid="00220c8f" officeooo:paragraph-rsid="00220c8f" style:font-size-asian="16pt" style:font-weight-asian="normal" style:font-size-complex="16pt" style:font-weight-complex="normal"/>
    </style:style>
    <style:style style:name="P27" style:family="paragraph" style:parent-style-name="Text_20_body">
      <style:text-properties fo:font-size="16pt" fo:font-weight="normal" officeooo:rsid="00231375" officeooo:paragraph-rsid="00231375" style:font-size-asian="16pt" style:font-weight-asian="normal" style:font-size-complex="16pt" style:font-weight-complex="normal"/>
    </style:style>
    <style:style style:name="P28" style:family="paragraph" style:parent-style-name="Text_20_body">
      <style:text-properties fo:font-size="16pt" fo:font-weight="normal" officeooo:rsid="002458f1" officeooo:paragraph-rsid="002458f1" style:font-size-asian="16pt" style:font-weight-asian="normal" style:font-size-complex="16pt" style:font-weight-complex="normal"/>
    </style:style>
    <style:style style:name="P29" style:family="paragraph" style:parent-style-name="Text_20_body">
      <style:text-properties fo:font-size="20pt" fo:font-weight="bold" officeooo:rsid="00197ff4" officeooo:paragraph-rsid="00197ff4" style:font-size-asian="20pt" style:font-weight-asian="bold" style:font-size-complex="20pt" style:font-weight-complex="bold"/>
    </style:style>
    <style:style style:name="P30" style:family="paragraph" style:parent-style-name="Text_20_body" style:list-style-name="L1"/>
    <style:style style:name="P31" style:family="paragraph" style:parent-style-name="Text_20_body" style:list-style-name="L2">
      <style:text-properties officeooo:paragraph-rsid="00197ff4"/>
    </style:style>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1">
      <style:paragraph-properties fo:margin-top="0cm" fo:margin-bottom="0cm" loext:contextual-spacing="false"/>
    </style:style>
    <style:style style:name="P35" style:family="paragraph" style:parent-style-name="Text_20_body" style:list-style-name="L3">
      <style:paragraph-properties fo:margin-top="0cm" fo:margin-bottom="0cm" loext:contextual-spacing="false"/>
    </style:style>
    <style:style style:name="P36" style:family="paragraph" style:parent-style-name="Text_20_body" style:list-style-name="L4">
      <style:paragraph-properties fo:margin-top="0cm" fo:margin-bottom="0cm" loext:contextual-spacing="false"/>
    </style:style>
    <style:style style:name="T1" style:family="text">
      <style:text-properties fo:font-size="14pt" style:font-size-asian="14pt" style:font-size-complex="14pt"/>
    </style:style>
    <style:style style:name="T2" style:family="text">
      <style:text-properties fo:font-size="14pt" fo:font-weight="normal" officeooo:rsid="00197ff4" style:font-size-asian="14pt" style:font-weight-asian="normal" style:font-size-complex="14pt" style:font-weight-complex="normal"/>
    </style:style>
    <style:style style:name="T3" style:family="text">
      <style:text-properties fo:font-size="16pt" style:font-size-asian="16pt" style:font-size-complex="16pt"/>
    </style:style>
    <style:style style:name="T4" style:family="text">
      <style:text-properties fo:font-size="16pt" officeooo:rsid="001885cd" style:font-size-asian="16pt" style:font-size-complex="16pt"/>
    </style:style>
    <style:style style:name="T5" style:family="text">
      <style:text-properties fo:font-size="16pt" officeooo:rsid="001cd442" style:font-size-asian="16pt" style:font-size-complex="16pt"/>
    </style:style>
    <style:style style:name="T6" style:family="text">
      <style:text-properties fo:font-size="16pt" officeooo:rsid="001d09e6" style:font-size-asian="16pt" style:font-size-complex="16pt"/>
    </style:style>
    <style:style style:name="T7" style:family="text">
      <style:text-properties fo:font-size="16pt" fo:font-weight="normal" officeooo:rsid="00251df0" style:font-size-asian="16pt" style:font-weight-asian="normal" style:font-size-complex="16pt" style:font-weight-complex="normal"/>
    </style:style>
    <style:style style:name="T8" style:family="text">
      <style:text-properties fo:font-weight="normal" style:font-weight-asian="normal" style:font-weight-complex="normal"/>
    </style:style>
    <style:style style:name="T9" style:family="text">
      <style:text-properties officeooo:rsid="001cd442"/>
    </style:style>
    <style:style style:name="T10" style:family="text">
      <style:text-properties officeooo:rsid="001d09e6"/>
    </style:style>
    <style:style style:name="T11" style:family="text">
      <style:text-properties officeooo:rsid="001d9a86"/>
    </style:style>
    <style:style style:name="T12" style:family="text">
      <style:text-properties officeooo:rsid="001ed1b4"/>
    </style:style>
    <style:style style:name="T13" style:family="text">
      <style:text-properties fo:font-weight="bold" style:font-weight-asian="bold" style:font-weight-complex="bold"/>
    </style:style>
    <style:style style:name="T14" style:family="text">
      <style:text-properties officeooo:rsid="00231375"/>
    </style:style>
    <style:style style:name="T15" style:family="text">
      <style:text-properties officeooo:rsid="0028ea1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text:bookmark text:name="table-of-contents-heading-baec"/>JavaScript Switch Statements</text:h>
      <text:p text:style-name="Text_20_body"/>
      <text:p text:style-name="Text_20_body"><text:span text:style-name="T1">A </text:span><text:span text:style-name="Emphasis"><text:span text:style-name="T1">switch</text:span></text:span><text:span text:style-name="T1"> statement allows a program to evaluate an expression by attempting to match the expression's value to a </text:span><text:span text:style-name="Emphasis"><text:span text:style-name="T1">case label</text:span></text:span><text:span text:style-name="T1">. If a match is found, the program jumps to the statement(s) associated with the matched label and continues executing at that point. Note that execution will continue sequentially through all the statements starting at the jump point unless there is a call to </text:span><text:span text:style-name="Source_20_Text"><text:span text:style-name="T1">break;</text:span></text:span><text:span text:style-name="T1">, which exits the switch statement. A switch statement looks like this:</text:span></text:p>
      <text:p text:style-name="P9">switch (expression) {</text:p>
      <text:p text:style-name="P9"><text:s text:c="4"/>case label1:</text:p>
      <text:p text:style-name="P9"><text:s text:c="8"/>statement1;</text:p>
      <text:p text:style-name="P9"><text:s text:c="8"/>break;</text:p>
      <text:p text:style-name="P9"><text:s text:c="4"/>case label2:</text:p>
      <text:p text:style-name="P9"><text:s text:c="8"/>statement2;</text:p>
      <text:p text:style-name="P9"><text:s text:c="8"/>break;</text:p>
      <text:p text:style-name="P9"><text:s text:c="4"/>case label3:</text:p>
      <text:p text:style-name="P9"><text:s text:c="8"/>statement3;</text:p>
      <text:p text:style-name="P9"><text:s text:c="8"/>statement4;</text:p>
      <text:p text:style-name="P9"><text:s text:c="8"/>break;</text:p>
      <text:p text:style-name="P9"><text:s text:c="4"/>default:</text:p>
      <text:p text:style-name="P9"><text:s text:c="8"/>statement;</text:p>
      <text:p text:style-name="P12">}</text:p>
      <text:h text:style-name="P6" text:outline-level="2"><text:bookmark text:name="table-of-contents-heading-ee92"/>JavaScript Strings:</text:h>
      <text:p text:style-name="P15">These are chains of zero or more Unicode characters (i.e., letters, digits, and punctuation marks) used to represent text. </text:p>
      <text:p text:style-name="Text_20_body"><text:span text:style-name="T3">We denote string literals by enclosing them in single (</text:span><text:span text:style-name="Source_20_Text"><text:span text:style-name="T3">'</text:span></text:span><text:span text:style-name="T3">) or double (</text:span><text:span text:style-name="Source_20_Text"><text:span text:style-name="T3">"</text:span></text:span><text:span text:style-name="T3">) quotation marks. Double quotation marks can be contained in strings surrounded by single quotation marks (e.g., </text:span><text:span text:style-name="Source_20_Text"><text:span text:style-name="T3">'"'</text:span></text:span><text:span text:style-name="T3"> evaluates to </text:span><text:span text:style-name="Source_20_Text"><text:span text:style-name="T3">"</text:span></text:span><text:span text:style-name="T3">), and single quotation marks can be contained in strings surrounded by double quotation marks (e.g., </text:span><text:span text:style-name="Source_20_Text"><text:span text:style-name="T3">"'"</text:span></text:span><text:span text:style-name="T3"> evaluates to </text:span><text:span text:style-name="Source_20_Text"><text:span text:style-name="T3">'</text:span></text:span><text:span text:style-name="T3">). In addition, you can also enclose a single or double quotation within another quotation of its same type by preceding the quotation you wish to have interpreted literally with the escape character (</text:span><text:span text:style-name="Source_20_Text"><text:span text:style-name="T3">\</text:span></text:span><text:span text:style-name="T3">).</text:span></text:p>
      <text:p text:style-name="Text_20_body"><text:span text:style-name="T3"/></text:p>
      <text:p text:style-name="Text_20_body"><text:soft-page-break/><text:span text:style-name="T3">Each string has a property called </text:span><text:span text:style-name="Source_20_Text"><text:span text:style-name="T3">String.length</text:span></text:span><text:span text:style-name="T3"> denoting the length of, or number of characters in, the string. </text:span></text:p>
      <text:h text:style-name="P3" text:outline-level="2"><text:bookmark text:name="table-of-contents-heading-ef8b"/>String Constructor</text:h>
      <text:p text:style-name="Text_20_body"><text:span text:style-name="T3">To create a new string, we use the syntax </text:span><text:span text:style-name="Source_20_Text"><text:span text:style-name="T3">String(value)</text:span></text:span><text:span text:style-name="T3"> where </text:span><text:bookmark text:name="MathJax-Element-2-Frame"/><text:span text:style-name="T4">value</text:span></text:p>
      <text:p text:style-name="P15"><text:bookmark text:name="MathJax-Element-2-Frame4"/><text:bookmark text:name="MathJax-Element-2-Frame1"/><text:bookmark text:name="MathJax-Element-2-Frame2"/><text:bookmark text:name="MathJax-Element-2-Frame3"/>denotes the data we want to turn into a string. </text:p>
      <text:p text:style-name="P16"/>
      <text:p text:style-name="P29">Methods :</text:p>
      <text:list xml:id="list724067199" text:style-name="L2">
        <text:list-item>
          <text:p text:style-name="P31"><text:span text:style-name="Source_20_Text"><text:span text:style-name="T2">String.charAt()</text:span></text:span><text:span text:style-name="T2"> </text:span></text:p>
        </text:list-item>
      </text:list>
      <text:list xml:id="list3630602535" text:style-name="L1">
        <text:list-item>
          <text:p text:style-name="P34"><text:span text:style-name="Source_20_Text">String.concat()</text:span> </text:p>
        </text:list-item>
        <text:list-item>
          <text:p text:style-name="P34"><text:span text:style-name="Source_20_Text">String.includes()</text:span> </text:p>
        </text:list-item>
        <text:list-item>
          <text:p text:style-name="P34"><text:span text:style-name="Source_20_Text">String.endsWith()</text:span> </text:p>
        </text:list-item>
        <text:list-item>
          <text:p text:style-name="P34"><text:span text:style-name="Source_20_Text">String.indexOf()</text:span> </text:p>
        </text:list-item>
        <text:list-item>
          <text:p text:style-name="P34"><text:span text:style-name="Source_20_Text">String.lastIndexOf()</text:span> </text:p>
        </text:list-item>
        <text:list-item>
          <text:p text:style-name="P34"><text:span text:style-name="Source_20_Text">String.match()</text:span> </text:p>
        </text:list-item>
        <text:list-item>
          <text:p text:style-name="P34"><text:span text:style-name="Source_20_Text">String.normalize()</text:span> </text:p>
        </text:list-item>
        <text:list-item>
          <text:p text:style-name="P34"><text:span text:style-name="Source_20_Text">String.repeat()</text:span> </text:p>
        </text:list-item>
        <text:list-item>
          <text:p text:style-name="P34"><text:span text:style-name="Source_20_Text">String.replace()</text:span> </text:p>
        </text:list-item>
        <text:list-item>
          <text:p text:style-name="P34"><text:span text:style-name="Source_20_Text">String.search()</text:span> </text:p>
        </text:list-item>
        <text:list-item>
          <text:p text:style-name="P34"><text:span text:style-name="Source_20_Text">String.slice()</text:span> </text:p>
        </text:list-item>
        <text:list-item>
          <text:p text:style-name="P34"><text:span text:style-name="Source_20_Text">String.split()</text:span> </text:p>
        </text:list-item>
        <text:list-item>
          <text:p text:style-name="P34"><text:span text:style-name="Source_20_Text">String.startsWith()</text:span> </text:p>
        </text:list-item>
        <text:list-item>
          <text:p text:style-name="P34"><text:span text:style-name="Source_20_Text">String.substr()</text:span> </text:p>
        </text:list-item>
        <text:list-item>
          <text:p text:style-name="P34"><text:span text:style-name="Source_20_Text">String.substring()</text:span> </text:p>
        </text:list-item>
        <text:list-item>
          <text:p text:style-name="P34"><text:span text:style-name="Source_20_Text">String.toLowerCase()</text:span> </text:p>
        </text:list-item>
        <text:list-item>
          <text:p text:style-name="P34"><text:span text:style-name="Source_20_Text">String.toUpperCase()</text:span> </text:p>
        </text:list-item>
        <text:list-item>
          <text:p text:style-name="P34"><text:span text:style-name="Source_20_Text">String.trim()</text:span> </text:p>
        </text:list-item>
        <text:list-item>
          <text:p text:style-name="P34"><text:span text:style-name="Source_20_Text">String.trimLeft()</text:span> </text:p>
        </text:list-item>
        <text:list-item>
          <text:p text:style-name="P30"><text:span text:style-name="Source_20_Text">String.trimRight()</text:span> </text:p>
        </text:list-item>
      </text:list>
      <text:h text:style-name="P1" text:outline-level="1"><text:soft-page-break/></text:h>
      <text:h text:style-name="P1" text:outline-level="1"/>
      <text:h text:style-name="P1" text:outline-level="1">JavaScript Loops</text:h>
      <text:p text:style-name="Text_20_body"><text:span text:style-name="Emphasis">Loops</text:span> are a quick and easy way to repeatedly perform a series of instructions, and they are typically run a finite number of times. JavaScript has the following types of loops:</text:p>
      <text:list xml:id="list4026275288" text:style-name="L3">
        <text:list-item>
          <text:p text:style-name="P35"><text:span text:style-name="Emphasis">for</text:span> </text:p>
        </text:list-item>
        <text:list-item>
          <text:p text:style-name="P35"><text:span text:style-name="Emphasis">while</text:span> </text:p>
        </text:list-item>
        <text:list-item>
          <text:p text:style-name="P35"><text:span text:style-name="Emphasis">do-while</text:span> </text:p>
        </text:list-item>
        <text:list-item>
          <text:p text:style-name="P35"><text:span text:style-name="Emphasis">for-in</text:span> </text:p>
        </text:list-item>
        <text:list-item>
          <text:p text:style-name="P32"><text:span text:style-name="Emphasis">for-of</text:span> </text:p>
        </text:list-item>
      </text:list>
      <text:h text:style-name="P7" text:outline-level="2"><text:bookmark text:name="table-of-contents-heading-e810"/><text:span text:style-name="Emphasis"><text:span text:style-name="T5">(i) </text:span></text:span><text:span text:style-name="Emphasis"><text:span text:style-name="T3">for</text:span></text:span></text:h>
      <text:p text:style-name="Text_20_body"><text:span text:style-name="T3">The </text:span><text:span text:style-name="Emphasis"><text:span text:style-name="T3">for</text:span></text:span><text:span text:style-name="T3"> statement creates a loop that consists of three optional expressions, enclosed in parentheses and separated by semicolons, followed by one or more statements that will be executed in the loop.</text:span></text:p>
      <text:h text:style-name="P8" text:outline-level="3">Basic Syntax</text:h>
      <text:p text:style-name="P10">for (initialization; condition; finalExpression) {</text:p>
      <text:p text:style-name="P10"><text:s text:c="4"/>statement(s);</text:p>
      <text:p text:style-name="P13">}</text:p>
      <text:h text:style-name="P4" text:outline-level="2"><text:bookmark text:name="table-of-contents-heading-9e39"/><text:span text:style-name="Emphasis"><text:span text:style-name="T9">(ii) </text:span></text:span><text:span text:style-name="Emphasis">while</text:span></text:h>
      <text:p text:style-name="Text_20_body"><text:span text:style-name="T3">The </text:span><text:span text:style-name="Emphasis"><text:span text:style-name="T3">while</text:span></text:span><text:span text:style-name="T3"> statement creates a loop that executes its internal statement(s) as long as the specified </text:span><text:bookmark text:name="MathJax-Element-18-Frame"/><text:span text:style-name="T5">condition</text:span></text:p>
      <text:p text:style-name="Text_20_body"><text:bookmark text:name="MathJax-Element-18-Frame8"/><text:bookmark text:name="MathJax-Element-18-Frame7"/><text:bookmark text:name="MathJax-Element-18-Frame6"/><text:bookmark text:name="MathJax-Element-18-Frame5"/><text:bookmark text:name="MathJax-Element-18-Frame4"/><text:bookmark text:name="MathJax-Element-18-Frame3"/><text:bookmark text:name="MathJax-Element-18-Frame2"/><text:bookmark text:name="MathJax-Element-18-Frame1"/><text:span text:style-name="T3">evaluates to </text:span><text:span text:style-name="Emphasis"><text:span text:style-name="T3">true</text:span></text:span><text:span text:style-name="T3">. The condition is evaluated before executing the statement.</text:span></text:p>
      <text:h text:style-name="P8" text:outline-level="3">Basic Syntax</text:h>
      <text:p text:style-name="P10">while (condition) {</text:p>
      <text:p text:style-name="P10"><text:s text:c="4"/>statement(s);</text:p>
      <text:p text:style-name="P13">}</text:p>
      <text:h text:style-name="P4" text:outline-level="2"><text:soft-page-break/><text:span text:style-name="Emphasis"/></text:h>
      <text:h text:style-name="P4" text:outline-level="2"><text:bookmark text:name="table-of-contents-heading-b819"/><text:span text:style-name="Emphasis"><text:span text:style-name="T10">(iii) </text:span></text:span><text:span text:style-name="Emphasis">do-while</text:span></text:h>
      <text:p text:style-name="Text_20_body"><text:span text:style-name="T3">The </text:span><text:span text:style-name="Emphasis"><text:span text:style-name="T3">do-while</text:span></text:span><text:span text:style-name="T3"> statement creates a loop that executes its internal statement(s) until the specified </text:span><text:bookmark text:name="MathJax-Element-25-Frame"/><text:span text:style-name="T6">condition</text:span></text:p>
      <text:p text:style-name="Text_20_body"><text:bookmark text:name="MathJax-Element-25-Frame8"/><text:bookmark text:name="MathJax-Element-25-Frame7"/><text:bookmark text:name="MathJax-Element-25-Frame6"/><text:bookmark text:name="MathJax-Element-25-Frame5"/><text:bookmark text:name="MathJax-Element-25-Frame4"/><text:bookmark text:name="MathJax-Element-25-Frame3"/><text:bookmark text:name="MathJax-Element-25-Frame2"/><text:bookmark text:name="MathJax-Element-25-Frame1"/><text:span text:style-name="T3">evaluates to false. The condition is evaluated after executing the internal statement(s), so the contents of the loop always execute </text:span><text:span text:style-name="Emphasis"><text:span text:style-name="T3">at least</text:span></text:span><text:span text:style-name="T3"> once.</text:span></text:p>
      <text:h text:style-name="P8" text:outline-level="3">Basic Syntax</text:h>
      <text:p text:style-name="P10">do {</text:p>
      <text:p text:style-name="P10"><text:s text:c="4"/>statement(s);</text:p>
      <text:p text:style-name="P13">} while (condition);</text:p>
      <text:h text:style-name="P4" text:outline-level="2"><text:bookmark text:name="table-of-contents-heading-89c9"/><text:span text:style-name="Emphasis"><text:span text:style-name="T11">(iv) </text:span></text:span><text:span text:style-name="Emphasis">for-in</text:span></text:h>
      <text:p text:style-name="Text_20_body"><text:span text:style-name="T3">This loop iterates (in an arbitrary order) over the </text:span><text:span text:style-name="Emphasis"><text:span text:style-name="T3">name</text:span></text:span><text:span text:style-name="T3"> of each enumerable property in an object, allowing statements to be executed for each distinct property.</text:span></text:p>
      <text:h text:style-name="P8" text:outline-level="3">Basic Syntax</text:h>
      <text:p text:style-name="P10">for (var variable in object) {</text:p>
      <text:p text:style-name="P10"><text:s text:c="4"/>// insert code that uses variable here</text:p>
      <text:p text:style-name="P13">}</text:p>
      <text:h text:style-name="P4" text:outline-level="2"><text:bookmark text:name="table-of-contents-heading-dc25"/><text:span text:style-name="Emphasis"><text:span text:style-name="T12">(v) f</text:span></text:span><text:span text:style-name="Emphasis">or-of</text:span></text:h>
      <text:p text:style-name="Text_20_body"><text:span text:style-name="T3">This loop iterates over iterable objects such as an </text:span><text:span text:style-name="Emphasis"><text:span text:style-name="T3">Array</text:span></text:span><text:span text:style-name="T3">, </text:span><text:span text:style-name="Emphasis"><text:span text:style-name="T3">Map</text:span></text:span><text:span text:style-name="T3">, </text:span><text:span text:style-name="Emphasis"><text:span text:style-name="T3">Set</text:span></text:span><text:span text:style-name="T3">, </text:span><text:span text:style-name="Emphasis"><text:span text:style-name="T3">String</text:span></text:span><text:span text:style-name="T3">, </text:span><text:span text:style-name="Emphasis"><text:span text:style-name="T3">TypedArray</text:span></text:span><text:span text:style-name="T3">, </text:span><text:span text:style-name="Emphasis"><text:span text:style-name="T3">arguments object</text:span></text:span><text:span text:style-name="T3">, etc. It essentially iterates over the </text:span><text:span text:style-name="Emphasis"><text:span text:style-name="T3">value</text:span></text:span><text:span text:style-name="T3"> of each distinct property in the structure, such as each letter in a word or each element in an array.</text:span></text:p>
      <text:h text:style-name="P8" text:outline-level="3">Basic Syntax</text:h>
      <text:p text:style-name="P10">for (let variable of iterable) {</text:p>
      <text:p text:style-name="P10"><text:s text:c="4"/>statement(s);</text:p>
      <text:p text:style-name="P13">}</text:p>
      <text:p text:style-name="P23"/>
      <text:p text:style-name="P17"><text:soft-page-break/>Arrays in JS:</text:p>
      <text:p text:style-name="P17">(i) Create an array:</text:p>
      <text:p text:style-name="P24">var a = ['first', 'second'];</text:p>
      <text:p text:style-name="P24"/>
      <text:p text:style-name="P24">console.log('a\'s contents:', a);</text:p>
      <text:p text:style-name="P24">console.log('a\'s length:', a.length);</text:p>
      <text:p text:style-name="P24"/>
      <text:p text:style-name="P17">(ii) Access (Index into) an Array item:</text:p>
      <text:p text:style-name="P24">let a = ['first', 'second'];</text:p>
      <text:p text:style-name="P24"/>
      <text:p text:style-name="P24">// first = 'first'</text:p>
      <text:p text:style-name="P24">let first = a[0]; </text:p>
      <text:p text:style-name="P24"/>
      <text:p text:style-name="P24">// last = 'second'</text:p>
      <text:p text:style-name="P24">let last = a[a.length - 1]; </text:p>
      <text:p text:style-name="P24"/>
      <text:p text:style-name="P24">console.log('a[0]:', first);</text:p>
      <text:p text:style-name="P24">console.log('a[a.length - 1]:', last);</text:p>
      <text:p text:style-name="P24"/>
      <text:p text:style-name="P18">(i<text:span text:style-name="T14">ii</text:span>) Loop over an array:</text:p>
      <text:p text:style-name="P25">var a = ['first', 'second'];</text:p>
      <text:p text:style-name="P25"/>
      <text:p text:style-name="P25">a.forEach(function(e, i, array) {</text:p>
      <text:p text:style-name="P25"><text:s text:c="4"/>// 'i' is the index &amp; 'e' is the element</text:p>
      <text:p text:style-name="P25"><text:s text:c="4"/>console.log(i + ' ' + e);</text:p>
      <text:p text:style-name="P25">});</text:p>
      <text:p text:style-name="P19"><text:soft-page-break/>(<text:span text:style-name="T14">i</text:span>v) Append at the end of array:</text:p>
      <text:p text:style-name="P26">var a = ['first', 'second'];</text:p>
      <text:p text:style-name="P26"/>
      <text:p text:style-name="P26">// Append 'third' to array 'a'</text:p>
      <text:p text:style-name="P26">a.push('third');</text:p>
      <text:p text:style-name="P26"/>
      <text:p text:style-name="P26">console.log('a:', a);</text:p>
      <text:p text:style-name="P26"/>
      <text:p text:style-name="P19">(<text:span text:style-name="T14">v</text:span>) Remove from end of array:</text:p>
      <text:p text:style-name="P26">var a = ['first', 'second', 'third'];</text:p>
      <text:p text:style-name="P26">console.log('Original Array:', a);</text:p>
      <text:p text:style-name="P26">// Remove the last element from the array</text:p>
      <text:p text:style-name="P26">let removed = a.pop();</text:p>
      <text:p text:style-name="P26">console.log('Modified Array:', a);</text:p>
      <text:p text:style-name="P26">console.log('Removed Element:', removed);</text:p>
      <text:p text:style-name="P27"/>
      <text:p text:style-name="P27"/>
      <text:p text:style-name="P27">(<text:span text:style-name="T13">vi) Remove from front of array:</text:span></text:p>
      <text:p text:style-name="P27">var a = ['first', 'second', 'third'];</text:p>
      <text:p text:style-name="P27">console.log('Original Array:', a);</text:p>
      <text:p text:style-name="P27"/>
      <text:p text:style-name="P27">// Remove the first element from the array</text:p>
      <text:p text:style-name="P27">let removed = a.shift();</text:p>
      <text:p text:style-name="P27"/>
      <text:p text:style-name="P27">console.log('Modified Array:', a);</text:p>
      <text:p text:style-name="P27">console.log('Removed Element:', removed);</text:p>
      <text:p text:style-name="P20"><text:soft-page-break/>(vii) Add to front of array:</text:p>
      <text:p text:style-name="P20"><text:span text:style-name="T8">var a = ['first', 'second', 'third'];</text:span></text:p>
      <text:p text:style-name="P20"><text:span text:style-name="T8">console.log('Original Array:', a);</text:span></text:p>
      <text:p text:style-name="P20"><text:span text:style-name="T8"/></text:p>
      <text:p text:style-name="P20"><text:span text:style-name="T8">// Insert element at the beginning of the array</text:span></text:p>
      <text:p text:style-name="P20"><text:span text:style-name="T8">a.unshift('fourth');</text:span></text:p>
      <text:p text:style-name="P20"><text:span text:style-name="T8"/></text:p>
      <text:p text:style-name="P20"><text:span text:style-name="T8">console.log('Modified Array:', a);</text:span></text:p>
      <text:p text:style-name="P20"><text:span text:style-name="T8"/></text:p>
      <text:p text:style-name="P21">(viii) Find index of an item of an Array:</text:p>
      <text:p text:style-name="P21"><text:span text:style-name="T8">var a = ['first', 'second', 'third', 'fourth'];</text:span></text:p>
      <text:p text:style-name="P21"><text:span text:style-name="T8"/></text:p>
      <text:p text:style-name="P21"><text:span text:style-name="T8">let position = a.indexOf('second');</text:span></text:p>
      <text:p text:style-name="P21"><text:span text:style-name="T8"/></text:p>
      <text:p text:style-name="P21"><text:span text:style-name="T8">console.log('a:', a);</text:span></text:p>
      <text:p text:style-name="P21"><text:span text:style-name="T8">console.log('position:', position);</text:span></text:p>
      <text:p text:style-name="P21"><text:span text:style-name="T8"/></text:p>
      <text:p text:style-name="P21">(ix) Remove an item by index of an array:</text:p>
      <text:p text:style-name="P28">var a = ['first', 'second', 'third', 'fourth', 'fifth'];</text:p>
      <text:p text:style-name="P28">console.log('Original Array:', a);</text:p>
      <text:p text:style-name="P28">let position = 1;</text:p>
      <text:p text:style-name="P28">let elementsToRemove = 2;</text:p>
      <text:p text:style-name="P28">// Remove 'elementsToRemove' element(s) starting at 'position'</text:p>
      <text:p text:style-name="P28">a.splice(position, elementsToRemove);</text:p>
      <text:p text:style-name="P28">console.log('Modified Array:', a);</text:p>
      <text:p text:style-name="P28"/>
      <text:p text:style-name="P21"><text:soft-page-break/>(x) Copy an Array :</text:p>
      <text:p text:style-name="P28">var a = ['first', 'second', 'third', 'fourth'];</text:p>
      <text:p text:style-name="P28">console.log('a:', a);</text:p>
      <text:p text:style-name="P28"/>
      <text:p text:style-name="P28">// Shallow copy array 'a' into a new object</text:p>
      <text:p text:style-name="P28">let b = a.slice();</text:p>
      <text:p text:style-name="P28"/>
      <text:p text:style-name="P28">console.log('b:', b);</text:p>
      <text:p text:style-name="P28"/>
      <text:p text:style-name="P21">(xi) Sort an Array :</text:p>
      <text:p text:style-name="P28">var a = ['c', 'a', 'd', 'b', 'aa'];</text:p>
      <text:p text:style-name="P28">var b = [9, 2, 13, 7, 1, 12, 123];</text:p>
      <text:p text:style-name="P28">// Sort in ascending lexicographical order using a built-in</text:p>
      <text:p text:style-name="P28">a.sort();</text:p>
      <text:p text:style-name="P28">b.sort();</text:p>
      <text:p text:style-name="P28">console.log('a:', a);</text:p>
      <text:p text:style-name="P28">console.log('b:', b);</text:p>
      <text:p text:style-name="P28">var a = ['c', 'a', 'd', 'b', 'aa'];</text:p>
      <text:p text:style-name="P28">var b = [9, 2, 13, 7, 1, 12, 123];</text:p>
      <text:p text:style-name="P28"/>
      <text:p text:style-name="P28">// Sort in descending lexicographical order using a compare function</text:p>
      <text:p text:style-name="P28">a.sort(function(x, y) { return x &lt; y; } );</text:p>
      <text:p text:style-name="P28">b.sort(function(x, y) { return x &lt; y; } );</text:p>
      <text:p text:style-name="P28">console.log('a:', a);</text:p>
      <text:p text:style-name="P28">console.log('b:', b);</text:p>
      <text:p text:style-name="P28"/>
      <text:p text:style-name="P28"><text:soft-page-break/>var a = ['c', 'a', 'd', 'b', 'aa'];</text:p>
      <text:p text:style-name="P28"/>
      <text:p text:style-name="P28">// Sort in descending lexicographical order using a compare arrow function</text:p>
      <text:p text:style-name="P28">a.sort((x, y) =&gt; x &lt; y);</text:p>
      <text:p text:style-name="P28"/>
      <text:p text:style-name="P28">console.log('a:', a);</text:p>
      <text:p text:style-name="P28"/>
      <text:p text:style-name="P22">(xii) Iterate over an Array:</text:p>
      <text:p text:style-name="P22"><text:span text:style-name="T8">var a = ['first', 'second', 'third', 'fourth'];</text:span></text:p>
      <text:p text:style-name="P22"><text:span text:style-name="T8"/></text:p>
      <text:p text:style-name="P22"><text:span text:style-name="T8">for (let e of a) {</text:span></text:p>
      <text:p text:style-name="P22"><text:span text:style-name="T8"><text:s text:c="4"/>console.log('e:', e);</text:span></text:p>
      <text:p text:style-name="P22"><text:span text:style-name="T8">}</text:span></text:p>
      <text:p text:style-name="P22"><text:span text:style-name="T8"/></text:p>
      <text:h text:style-name="P2" text:outline-level="2">Error Handling</text:h>
      <text:h text:style-name="Heading_20_2" text:outline-level="2"><text:bookmark text:name="table-of-contents-heading-857a"/>JavaScript Errors</text:h>
      <text:p text:style-name="Text_20_body">There are three types of errors in programming:</text:p>
      <text:h text:style-name="Heading_20_3" text:outline-level="3">1. Syntax Error (Parsing Error)</text:h>
      <text:p text:style-name="Text_20_body">In a traditional programming language, this type of error occurs at <text:span text:style-name="Emphasis">compile time</text:span>; because JavaScript is an <text:span text:style-name="Emphasis">interpreted</text:span> language, this type of error arises when the code is interpreted. When a syntax error occurs in JavaScript, only the code contained within the same <text:span text:style-name="Emphasis">thread</text:span> as the syntax error is affected; independent code running in other threads will still be executed, as nothing in them depends on the code containing the error. For example, consider the following code containing a syntax error:</text:p>
      <text:p text:style-name="P11">console.log("Hello" </text:p>
      <text:p text:style-name="Text_20_body">This produces the following error: <text:span text:style-name="Source_20_Text">SyntaxError: missing ) after argument list</text:span>. This is because we failed to add a closing parenthesis to our call to <text:span text:style-name="Emphasis">console.log</text:span>.</text:p>
      <text:h text:style-name="Heading_20_3" text:outline-level="3"><text:soft-page-break/>2. Runtime Error (Exception)</text:h>
      <text:p text:style-name="Text_20_body">Commonly referred to as <text:span text:style-name="Emphasis">exceptions</text:span>, this type of error occurs during execution (i.e., after compilation or interpretation). Once a runtime error is encountered, an exception is <text:span text:style-name="Emphasis">thrown</text:span> in the hope that it will be <text:span text:style-name="Emphasis">caught</text:span> by a subsequent section of code containing instructions on how to recover from the error. Much like syntax errors, these affect the thread where they occured but allow other, independent threads to continue normal execution. For example, consider the following code containing a runtime error:</text:p>
      <text:p text:style-name="Preformatted_20_Text">function sum(a, b) {}</text:p>
      <text:p text:style-name="P11">add(2, 3) </text:p>
      <text:p text:style-name="Text_20_body">This produces the following error: <text:span text:style-name="Source_20_Text">ReferenceError: add is not defined</text:span>. This is because we attempted to call the <text:span text:style-name="Emphasis">add</text:span> function without ever declaring and defining it.</text:p>
      <text:h text:style-name="Heading_20_3" text:outline-level="3">3. Logical Error</text:h>
      <text:p text:style-name="Text_20_body">These are some of the most difficult errors to isolate because they cause the program to operate without terminating or crashing, but the operations the code performs are not correct. Unlike syntax and runtime errors which arise due to some violation of the rules of the language, these errors occur when there is a mistake in your the code's logic. </text:p>
      <text:h text:style-name="P5" text:outline-level="2"><text:bookmark text:name="table-of-contents-heading-6113"/>Try, Catch, and Finally</text:h>
      <text:p text:style-name="Text_20_body">The <text:span text:style-name="Emphasis">try</text:span> block is the first step in error handling and is used for any block of code that is likely to raise an exception. It should contain one or more statements to be executed and is typically followed by at least one <text:span text:style-name="Emphasis">catch clause</text:span> and/or the optional <text:span text:style-name="Emphasis">finally clause</text:span>. In other words, the <text:span text:style-name="Emphasis">try</text:span> statement has three forms:</text:p>
      <text:list xml:id="list2982243519" text:style-name="L4">
        <text:list-item>
          <text:p text:style-name="P36"><text:span text:style-name="Emphasis">try-catch</text:span> </text:p>
        </text:list-item>
        <text:list-item>
          <text:p text:style-name="P36"><text:span text:style-name="Emphasis">try-finally</text:span> </text:p>
        </text:list-item>
        <text:list-item>
          <text:p text:style-name="P33"><text:span text:style-name="Emphasis">try-catch-finally</text:span> </text:p>
        </text:list-item>
      </text:list>
      <text:p text:style-name="Text_20_body">The <text:span text:style-name="Emphasis">catch</text:span> block immediately follows the <text:span text:style-name="Emphasis">try</text:span> block and is executed only if an exception is thrown when executing the code within the <text:span text:style-name="Emphasis">try</text:span> block. It contains statements specifying how to proceed and recover from the thrown exception; if no exception is thrown when executing the <text:span text:style-name="Emphasis">try</text:span> block, the <text:span text:style-name="Emphasis">catch</text:span> block is skipped. If any statement within the <text:span text:style-name="Emphasis">try</text:span> block (including a function call to code outside of the block) throws an exception, control immediately shifts to the catch clause. </text:p>
      <text:p text:style-name="Text_20_body">It's important to note that we always want to avoid throwing an exception. It's best if the contents of the <text:span text:style-name="Emphasis">try</text:span> block execute without issue but, if an exception is unavoidable, control passes to the <text:span text:style-name="Emphasis">catch</text:span> block which should contain instructions that report and/or recover from the exception. </text:p>
      <text:p text:style-name="Text_20_body">The <text:span text:style-name="Emphasis">finally</text:span> block is optional. It executes after the <text:span text:style-name="Emphasis">try</text:span> and <text:span text:style-name="Emphasis">catch</text:span> blocks, but before any subsequent statements following these blocks. The <text:span text:style-name="Emphasis">finally</text:span> block always executes, regardless of whether or not an exception was thrown or caught.</text:p>
      <text:p text:style-name="P22"><text:span text:style-name="T8"/></text:p>
      <text:p text:style-name="P22"><text:span text:style-name="T8"/></text:p>
      <text:p text:style-name="P22"><text:soft-page-break/><text:span text:style-name="T8"/></text:p>
      <text:p text:style-name="P22"><text:span text:style-name="T8"/></text:p>
      <text:p text:style-name="P14"><text:span text:style-name="T8">In the code below, the call to </text:span><text:span text:style-name="Source_20_Text"><text:span text:style-name="T8">getElement(arr, 4)</text:span></text:span><text:span text:style-name="T8"> inside the </text:span><text:span text:style-name="Emphasis"><text:span text:style-name="T8">try</text:span></text:span><text:span text:style-name="T8"> block will throw an exception because the code declaring </text:span><text:bookmark text:name="MathJax-Element-9-Frame"/><text:span text:style-name="T8">was commented out. It's immediately followed by a </text:span><text:span text:style-name="Emphasis"><text:span text:style-name="T8">catch</text:span></text:span><text:span text:style-name="T8"> block that catches the exception and prints the </text:span><text:span text:style-name="Emphasis"><text:span text:style-name="T8">message</text:span></text:span><text:span text:style-name="T8"> associated with it (</text:span><text:span text:style-name="Source_20_Text"><text:span text:style-name="T8">arr is not defined</text:span></text:span><text:span text:style-name="T8">). Because the exception was caught, the program continues executing, printing the next line after the </text:span><text:span text:style-name="Emphasis"><text:span text:style-name="T8">catch</text:span></text:span><text:span text:style-name="T8"> block (</text:span><text:span text:style-name="Source_20_Text"><text:span text:style-name="T8">The program continued executing!</text:span></text:span><text:span text:style-name="T8">).</text:span></text:p>
      <text:p text:style-name="P22"><text:span text:style-name="T8"/></text:p>
      <text:p text:style-name="P22"><text:span text:style-name="T8">"use strict"</text:span></text:p>
      <text:p text:style-name="P22"><text:span text:style-name="T8"/></text:p>
      <text:p text:style-name="P22"><text:span text:style-name="T8">function getElement(arr, pos) {</text:span></text:p>
      <text:p text:style-name="P22"><text:span text:style-name="T8"><text:s text:c="4"/>return arr[pos];</text:span></text:p>
      <text:p text:style-name="P22"><text:span text:style-name="T8">}</text:span></text:p>
      <text:p text:style-name="P22"><text:span text:style-name="T8">//let arr = [1, 2, 3, 4, 5];</text:span></text:p>
      <text:p text:style-name="P22"><text:span text:style-name="T8">try {</text:span></text:p>
      <text:p text:style-name="P22"><text:span text:style-name="T8"><text:s text:c="4"/>console.log(getElement(arr, 4));</text:span></text:p>
      <text:p text:style-name="P22"><text:span text:style-name="T8">} </text:span></text:p>
      <text:p text:style-name="P22"><text:span text:style-name="T8">catch (e) {</text:span></text:p>
      <text:p text:style-name="P22"><text:span text:style-name="T8"><text:s text:c="4"/>console.log(e.message);</text:span></text:p>
      <text:p text:style-name="P22"><text:span text:style-name="T8">}</text:span></text:p>
      <text:p text:style-name="P22"><text:span text:style-name="T8">console.log("The program continued executing!");</text:span></text:p>
      <text:p text:style-name="P22"><text:span text:style-name="T8"/></text:p>
      <text:p text:style-name="P22"><text:span text:style-name="T8"/></text:p>
      <text:p text:style-name="P22"><text:span text:style-name="T8"/></text:p>
      <text:p text:style-name="P22"><text:span text:style-name="T8"/></text:p>
      <text:p text:style-name="P22"><text:span text:style-name="T8"/></text:p>
      <text:h text:style-name="P5" text:outline-level="2"><text:bookmark text:name="table-of-contents-heading-0548"/><text:soft-page-break/><text:span text:style-name="T8">Throw</text:span></text:h>
      <text:p text:style-name="Text_20_body">We use the <text:span text:style-name="Emphasis">throw</text:span> statement, denoted by the <text:span text:style-name="Source_20_Text">throw</text:span> keyword, to throw an exception. There are two ways to do this, shown below.</text:p>
      <text:h text:style-name="Heading_20_3" text:outline-level="3">1. <text:span text:style-name="Source_20_Text">throw value</text:span></text:h>
      <text:p text:style-name="Text_20_body">We can throw an exception by following the keyword <text:span text:style-name="Source_20_Text">throw</text:span> with some <text:bookmark text:name="MathJax-Element-13-Frame"/></text:p>
      <text:p text:style-name="Text_20_body"><text:bookmark text:name="MathJax-Element-13-Frame4"/><text:bookmark text:name="MathJax-Element-13-Frame1"/><text:bookmark text:name="MathJax-Element-13-Frame2"/><text:bookmark text:name="MathJax-Element-13-Frame3"/>that we wish to use for the exception being thrown.</text:p>
      <text:p text:style-name="Text_20_body"><text:span text:style-name="T7"/></text:p>
      <text:h text:style-name="Heading_20_3" text:outline-level="3"><text:span text:style-name="T7">2. </text:span><text:span text:style-name="Source_20_Text"><text:span text:style-name="T7">throw new Error(customError)</text:span></text:span></text:h>
      <text:p text:style-name="Text_20_body">We can throw an exception by following the keyword <text:span text:style-name="Source_20_Text">throw</text:span> with <text:span text:style-name="Source_20_Text">new Error(customError)</text:span>, where <text:bookmark text:name="MathJax-Element-14-Frame"/><text:span text:style-name="T15">customError</text:span><text:bookmark text:name="MathJax-Element-14-Frame1"/><text:bookmark text:name="MathJax-Element-14-Frame2"/><text:bookmark text:name="MathJax-Element-14-Frame3"/><text:bookmark text:name="MathJax-Element-14-Frame4"/><text:bookmark text:name="MathJax-Element-14-Frame5"/><text:bookmark text:name="MathJax-Element-14-Frame6"/><text:bookmark text:name="MathJax-Element-14-Frame7"/><text:bookmark text:name="MathJax-Element-14-Frame8"/><text:bookmark text:name="MathJax-Element-14-Frame9"/><text:bookmark text:name="MathJax-Element-14-Frame10"/><text:span text:style-name="T15"> </text:span>is the value we want for the <text:bookmark text:name="MathJax-Element-15-Frame"/>property of the exception being throw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9T03:31:50.285866262</meta:creation-date>
    <dc:date>2020-07-19T08:00:06.159336838</dc:date>
    <meta:editing-duration>PT55M1S</meta:editing-duration>
    <meta:editing-cycles>12</meta:editing-cycles>
    <meta:generator>LibreOffice/6.4.4.2$Linux_X86_64 LibreOffice_project/40$Build-2</meta:generator>
    <meta:document-statistic meta:table-count="0" meta:image-count="0" meta:object-count="0" meta:page-count="12" meta:paragraph-count="213" meta:word-count="1706" meta:character-count="10788" meta:non-whitespace-character-count="9159"/>
  </office:meta>
</office:document-meta>
</file>